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42c09"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42c09"/>
    </style:style>
    <style:style style:name="T58" style:family="text">
      <style:text-properties fo:font-style="italic" officeooo:rsid="00b42c09" style:font-style-asian="italic" style:font-style-complex="italic"/>
    </style:style>
    <style:style style:name="T59" style:family="text">
      <style:text-properties officeooo:rsid="00a491f2"/>
    </style:style>
    <style:style style:name="T60" style:family="text">
      <style:text-properties officeooo:rsid="00a5a0d0"/>
    </style:style>
    <style:style style:name="T61" style:family="text">
      <style:text-properties officeooo:rsid="00a67331"/>
    </style:style>
    <style:style style:name="T62" style:family="text">
      <style:text-properties officeooo:rsid="00b17f53"/>
    </style:style>
    <style:style style:name="T63" style:family="text">
      <style:text-properties officeooo:rsid="00b23d89"/>
    </style:style>
    <style:style style:name="T64" style:family="text">
      <style:text-properties fo:font-size="12pt" fo:font-weight="bold" officeooo:rsid="0426cbc9" style:font-size-asian="12pt" style:font-weight-asian="bold" style:font-size-complex="12pt" style:font-weight-complex="bold"/>
    </style:style>
    <style:style style:name="T65" style:family="text">
      <style:text-properties fo:font-size="12pt" fo:font-weight="bold" officeooo:rsid="02e82a24" style:font-size-asian="12pt" style:font-weight-asian="bold" style:font-size-complex="12pt" style:font-weight-complex="bold"/>
    </style:style>
    <style:style style:name="T66" style:family="text">
      <style:text-properties fo:font-size="12pt" fo:font-weight="normal" officeooo:rsid="02e82a24" style:font-size-asian="12pt" style:font-weight-asian="normal" style:font-size-complex="12pt" style:font-weight-complex="normal"/>
    </style:style>
    <style:style style:name="T67" style:family="text">
      <style:text-properties fo:font-size="12pt" fo:font-weight="normal" officeooo:rsid="038dd9cf" style:font-size-asian="12pt" style:font-weight-asian="normal" style:font-size-complex="12pt" style:font-weight-complex="normal"/>
    </style:style>
    <style:style style:name="T68" style:family="text">
      <style:text-properties fo:font-size="12pt" fo:font-weight="normal" officeooo:rsid="0026d4d6" style:font-size-asian="12pt" style:font-weight-asian="normal" style:font-size-complex="12pt" style:font-weight-complex="normal"/>
    </style:style>
    <style:style style:name="T69" style:family="text">
      <style:text-properties officeooo:rsid="038d9d4d"/>
    </style:style>
    <style:style style:name="T70" style:family="text">
      <style:text-properties officeooo:rsid="038dd9cf"/>
    </style:style>
    <style:style style:name="T71" style:family="text">
      <style:text-properties officeooo:rsid="0025668c"/>
    </style:style>
    <style:style style:name="T72" style:family="text">
      <style:text-properties fo:font-weight="normal" style:font-weight-asian="normal" style:font-weight-complex="normal"/>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weight="bold" style:font-weight-asian="bold"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This alone does not directly fall under the definition of personal data, however, since it’s tied to a specific rescuer, such information is subject to article 4(1) </text:span><text:span text:style-name="T58">(GDPR, 2018).</text:span> <text:span text:style-name="T55">By making this information accessible to other participants, </text:span><text:span text:style-name="T59">we may prevent rescuers becoming rescuees. If the leader of the expedition sees that a rescuer’s phone is about to discharge, they may issue appropriate orders </text:span><text:span text:style-name="T60">(e.g. to </text:span><text:span text:style-name="T61">retreat</text:span><text:span text:style-name="T60"> to a safe location, or to report via another rescuer’s device)</text:span><text:span text:style-name="T59"> to ensure that rescuer’s own safety.</text:span> </text:p>
      <text:p text:style-name="P28"/>
      <text:p text:style-name="P29"><text:soft-page-break/>Another important consideration in this particular scenario is <text:span text:style-name="T62">monitoring the VPS’ resource utilisation. Since it’s a small-scale low-cost server, it may struggle to handle high volumes of traffic during major incidents. If such a case occurs, it is important to disclose it to the users. This could be further strengthened by displaying a warning message. </text:span><text:span text:style-name="T63">By doing so, users are advised to </text:span></text:p>
      <text:p text:style-name="P29"/>
      <text:p text:style-name="P30"/>
      <text:p text:style-name="P31"/>
      <text:p text:style-name="P31"/>
      <text:p text:style-name="P25"/>
      <text:p text:style-name="P25"/>
      <text:p text:style-name="P25"/>
      <text:p text:style-name="P25"/>
      <text:p text:style-name="P25"/>
      <text:p text:style-name="P25"/>
      <text:p text:style-name="P25"/>
      <text:p text:style-name="P25"/>
      <text:p text:style-name="P25"/>
      <text:p text:style-name="P32">References</text:p>
      <text:p text:style-name="P33"><text:span text:style-name="Strong_20_Emphasis"><text:span text:style-name="T64">GD</text:span></text:span><text:span text:style-name="Strong_20_Emphasis"><text:span text:style-name="T65">P</text:span></text:span><text:span text:style-name="Strong_20_Emphasis"><text:span text:style-name="T64">R</text:span></text:span><text:span text:style-name="T66"> (</text:span>2018<text:span text:style-name="T66">) </text:span><text:span text:style-name="Emphasis"><text:span text:style-name="T66">General Data Protection Regulation.</text:span></text:span><text:span text:style-name="T66"> Available at: </text:span><text:a xlink:type="simple" xlink:href="https://gdpr-info.eu/" text:style-name="Internet_20_link" text:visited-style-name="Visited_20_Internet_20_Link"><text:span text:style-name="T66">https://gdpr-info.eu/</text:span></text:a><text:span text:style-name="T66"> (</text:span><text:span text:style-name="T67">Accessed: </text:span><text:span text:style-name="T68">5 </text:span><text:span text:style-name="T67"><text:s/></text:span><text:span text:style-name="T68">May</text:span><text:span text:style-name="T67"> 2026</text:span><text:span text:style-name="T66">).</text:span></text:p>
      <text:p text:style-name="P34"><text:span text:style-name="Strong_20_Emphasis">Data Protection Act 2018</text:span> (2018) <text:span text:style-name="Emphasis">c.12.</text:span> London: The Stationery Office. <text:span text:style-name="T69">Available at: </text:span><text:a xlink:type="simple" xlink:href="https://www.legislation.gov.uk/ukpga/2018/12" text:style-name="Internet_20_link" text:visited-style-name="Visited_20_Internet_20_Link"><text:span text:style-name="T69">https://www.legislation.gov.uk/ukpga/2018/12</text:span></text:a><text:span text:style-name="T69"> </text:span><text:span text:style-name="T70">(Accessed: </text:span><text:span text:style-name="T71">5 May</text:span><text:span text:style-name="T70">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0">Accessed: </text:span><text:span text:style-name="T71">5</text:span><text:span text:style-name="T70"> </text:span><text:span text:style-name="T71">May</text:span><text:span text:style-name="T70"> 2026</text:span>).</text:p>
      <text:p text:style-name="P36">National Cyber Security Centre <text:span text:style-name="T72">(2021) </text:span><text:span text:style-name="T73">Top tips for staying secure online.</text:span><text:span text:style-name="T72"> Available at: </text:span><text:a xlink:type="simple" xlink:href="https://www.ncsc.gov.uk/collection/top-tips-for-staying-secure-online/always-back-up-your-most-important-data#section_3" text:style-name="Internet_20_link" text:visited-style-name="Visited_20_Internet_20_Link"><text:span text:style-name="T72">https://www.ncsc.gov.uk/collection/top-tips-for-staying-secure-online/always-back-up-your-most-important-data#section_3</text:span></text:a><text:span text:style-name="T72"> (Accessed 5 May 2026).</text:span></text:p>
      <text:p text:style-name="P37"/>
      <text:p text:style-name="P38"><text:span text:style-name="T7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72">(n.d.) </text:span><text:span text:style-name="T73">Debugging Software with a Rubber Ducky. </text:span><text:span text:style-name="T75">Available at: </text:span><text:a xlink:type="simple" xlink:href="https://rubberduckdebugging.com/" text:style-name="Internet_20_link" text:visited-style-name="Visited_20_Internet_20_Link"><text:span text:style-name="T75">https://rubberduckdebugging.com/</text:span></text:a><text:span text:style-name="T75"> (Accessed: 5 May 2026)</text:span></text:p>
      <text:p text:style-name="P40"/>
      <text:p text:style-name="P41"><text:span text:style-name="T76">Luka Netzler, Brian Lovell</text:span><text:span text:style-name="T7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text:soft-page-break/>Christoph Bamberg, Julia Reinchenberger, Jens Blechert <text:span text:style-name="T72">(2025) </text:span><text:span text:style-name="T73">Stable cognitive performance while adapting to intermittent fasting: A randomised controlled trial</text:span><text:span text:style-name="T75">. Available at: </text:span><text:a xlink:type="simple" xlink:href="https://journals.sagepub.com/doi/10.1177/13591053251351204" text:style-name="Internet_20_link" text:visited-style-name="Visited_20_Internet_20_Link"><text:span text:style-name="T75">https://journals.sagepub.com/doi/10.1177/13591053251351204</text:span></text:a><text:span text:style-name="T75"> (Accessed: 5 May 2026).</text:span></text:p>
      <text:p text:style-name="P44">Dominik H Pesta, Varman T Samuel <text:span text:style-name="T72">(2014) </text:span><text:span text:style-name="T73">A high-protein diet for reducing body fat: mechanisms and possible caveats.</text:span><text:span text:style-name="T72"> Available at: </text:span><text:a xlink:type="simple" xlink:href="https://link.springer.com/article/10.1186/1743-7075-11-53" text:style-name="Internet_20_link" text:visited-style-name="Visited_20_Internet_20_Link"><text:span text:style-name="T72">https://link.springer.com/article/10.1186/1743-7075-11-53</text:span></text:a><text:span text:style-name="T72"> (Accessed: 5 May 2026).</text:span></text:p>
      <text:p text:style-name="P45"/>
      <text:p text:style-name="P46">Craig A. Williamson, Jari J. Morganti, Hannah E. Smithson <text:span text:style-name="T72">(2023) </text:span><text:span text:style-name="T73">Bright-light distractions and visual performance</text:span><text:span text:style-name="T72">. Available at: </text:span><text:a xlink:type="simple" xlink:href="https://www.frontiersin.org/journals/psychology/articles/10.3389/fpsyg.2023.1088975/full" text:style-name="Internet_20_link" text:visited-style-name="Visited_20_Internet_20_Link"><text:span text:style-name="T72">https://www.frontiersin.org/journals/psychology/articles/10.3389/fpsyg.2023.1088975/full</text:span></text:a><text:span text:style-name="T72"> (Accessed: 5 May 2026).</text:span></text:p>
      <text:p text:style-name="P47"/>
      <text:p text:style-name="P48">Ning Ding, Daniel Wagner, Xiaomeng Chen, Abhinav Pathak, Y. Charlie Hu, Andrew Rice <text:span text:style-name="T72">(2013) </text:span><text:span text:style-name="T73">Characterizing and modeling the impact of wireless signal strength on smartphone battery drain. </text:span><text:span text:style-name="T75">Available at: </text:span><text:a xlink:type="simple" xlink:href="https://dl.acm.org/doi/10.1145/2494232.2466586" text:style-name="Internet_20_link" text:visited-style-name="Visited_20_Internet_20_Link"><text:span text:style-name="T75">https://dl.acm.org/doi/10.1145/2494232.2466586</text:span></text:a><text:span text:style-name="T75"> (Accessed: 5 May 2026)</text:span></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35:07.107217762</dc:date>
    <meta:editing-duration>PT6H55S</meta:editing-duration>
    <meta:editing-cycles>131</meta:editing-cycles>
    <meta:document-statistic meta:table-count="0" meta:image-count="0" meta:object-count="0" meta:page-count="5" meta:paragraph-count="36" meta:word-count="1172" meta:character-count="8328" meta:non-whitespace-character-count="7179"/>
  </office:meta>
</office:document-meta>
</file>